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26.8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7.05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, drupal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2"><text:s text:c="2"/></text:span><text:span text:style-name="T2">bootstrap </text:span><text:span text:style-name="T1">// tailwind-css, materialize</text:span></text:p>
            <text:p><text:span text:style-name="T4"><text:s text:c="2"/></text:span><text:span text:style-name="T4">js/es6/dom/json/</text:span><text:span text:style-name="T2">jquery </text:span><text:span text:style-name="T1">// typescript, svelte</text:span></text:p>
            <text:p><text:span text:style-name="T2"><text:s text:c="2"/></text:span><text:span text:style-name="T2">ajax, fetch-api, axios</text:span></text:p>
            <text:p text:style-name="P1"><text:span text:style-name="T4"><text:s text:c="2"/></text:span><text:span text:style-name="T4">react-js </text:span><text:span text:style-name="T5">// vue, angular, state managers, redux</text:span></text:p>
            <text:p text:style-name="P1"><text:span text:style-name="T4"><text:s text:c="2"/></text:span><text:span text:style-name="T2">web storage, web workers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2"><text:s text:c="2"/></text:span><text:span text:style-name="T2">php, laravel, slim</text:span></text:p>
            <text:p><text:span text:style-name="T2"><text:s text:c="2"/></text:span><text:span text:style-name="T2">python</text:span></text:p>
            <text:p><text:span text:style-name="T2"><text:s text:c="4"/></text:span><text:span text:style-name="T1">// django, flask</text:span></text:p>
            <text:p><text:span text:style-name="T2"><text:s text:c="2"/></text:span><text:span text:style-name="T2">db</text:span></text:p>
            <text:p><text:span text:style-name="T2"><text:s text:c="4"/></text:span><text:span text:style-name="T2">mysql, sqlite </text:span><text:span text:style-name="T1">// postgre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c#, ruby, golang, java, rust</text:span></text:p>
            <text:p><text:span text:style-name="T1"><text:s text:c="2"/></text:span><text:span text:style-name="T1">// api query language (graphql), apollo, graphql-server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</text:span></text:p>
            <text:p><text:span text:style-name="T2"><text:s text:c="2"/></text:span><text:span text:style-name="T2">apache, htaccess </text:span><text:span text:style-name="T1">// nginx</text:span></text:p>
            <text:p><text:span text:style-name="T2"><text:s text:c="2"/></text:span><text:span text:style-name="T2">service-workers</text:span></text:p>
            <text:p><text:span text:style-name="T2"><text:s text:c="2"/></text:span><text:span text:style-name="T2">app-deployment</text:span></text:p>
            <text:p><text:span text:style-name="T2"><text:s text:c="4"/></text:span><text:span text:style-name="T2">netlify, heroku, ftp, ssh, cpanel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08-14T12:45:40.164000000</dc:date>
    <meta:editing-duration>PT2H20M32S</meta:editing-duration>
    <meta:editing-cycles>23</meta:editing-cycles>
    <meta:generator>LibreOffice/7.1.5.2$Windows_X86_64 LibreOffice_project/85f04e9f809797b8199d13c421bd8a2b025d52b5</meta:generator>
    <meta:document-statistic meta:object-count="21"/>
  </office:meta>
</office:document-meta>
</file>